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cm" draw:marker-end-width="0.51cm" draw:fill="none" draw:textarea-vertical-align="middle" fo:padding-top="0.219cm" fo:padding-bottom="0.219cm" fo:padding-left="0.344cm" fo:padding-right="0.344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315cm" fo:min-width="0.065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315cm" fo:min-width="0.065cm"/>
    </style:style>
    <style:style style:name="gr4" style:family="graphic" style:parent-style-name="standard">
      <style:graphic-properties draw:stroke="none" svg:stroke-color="#666666" draw:fill-color="#666666" draw:opacity="85%" draw:textarea-horizontal-align="justify" draw:textarea-vertical-align="middle" draw:auto-grow-height="false" fo:min-height="3.327cm" fo:min-width="3.077cm"/>
    </style:style>
    <style:style style:name="gr5" style:family="graphic" style:parent-style-name="standard">
      <style:graphic-properties draw:stroke="none" svg:stroke-color="#666666" draw:fill-color="#ff6600" draw:opacity="85%" draw:textarea-horizontal-align="justify" draw:textarea-vertical-align="middle" draw:auto-grow-height="false" fo:min-height="3.327cm" fo:min-width="3.077cm"/>
    </style:style>
    <style:style style:name="gr6" style:family="graphic" style:parent-style-name="standard">
      <style:graphic-properties draw:stroke="none" svg:stroke-color="#666666" draw:fill-color="#cc00cc" draw:opacity="85%" draw:textarea-horizontal-align="justify" draw:textarea-vertical-align="middle" draw:auto-grow-height="false" fo:min-height="3.327cm" fo:min-width="3.077cm"/>
    </style:style>
    <style:style style:name="gr7" style:family="graphic" style:parent-style-name="standard">
      <style:graphic-properties draw:stroke="none" svg:stroke-color="#666666" draw:fill-color="#ff3333" draw:opacity="85%" draw:textarea-horizontal-align="justify" draw:textarea-vertical-align="middle" draw:auto-grow-height="false" fo:min-height="3.327cm" fo:min-width="3.0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666666" draw:opacity="85%"/>
      <style:paragraph-properties fo:text-align="center"/>
    </style:style>
    <style:style style:name="P4" style:family="paragraph">
      <loext:graphic-properties draw:fill-color="#ff6600" draw:opacity="85%"/>
      <style:paragraph-properties fo:text-align="center"/>
    </style:style>
    <style:style style:name="P5" style:family="paragraph">
      <loext:graphic-properties draw:fill-color="#cc00cc" draw:opacity="85%"/>
      <style:paragraph-properties fo:text-align="center"/>
    </style:style>
    <style:style style:name="P6" style:family="paragraph">
      <loext:graphic-properties draw:fill-color="#ff3333" draw:opacity="85%"/>
      <style:paragraph-properties fo:text-align="center"/>
    </style:style>
  </office:automatic-styles>
  <office:body>
    <office:drawing>
      <draw:page draw:name="page1" draw:style-name="dp1" draw:master-page-name="libre-office-draw-template">
        <draw:path draw:style-name="gr1" draw:text-style-name="P1" draw:layer="layout" svg:width="12.14cm" svg:height="5.659cm" draw:transform="rotate (-1.22312673979763) translate (20.0685150635171cm 2.32253719942057cm)" svg:viewBox="0 0 12141 5660" svg:d="M12141 0c-6358 0-12141 5660-12141 5660">
          <text:p/>
        </draw:path>
        <draw:path draw:style-name="gr1" draw:text-style-name="P1" draw:layer="layout" svg:width="12.14cm" svg:height="5.659cm" draw:transform="skewX (-5.42102535191594E-017) rotate (1.22312673979763) translate (5.23599999999836cm 13.7629999999994cm)" svg:viewBox="0 0 12141 5660" svg:d="M0 0c6357 0 12141 5660 12141 5660">
          <text:p/>
        </draw:path>
        <draw:custom-shape draw:style-name="gr2" draw:text-style-name="P2" draw:layer="layout" svg:width="0.799cm" svg:height="0.799cm" svg:x="14.317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99cm" svg:x="14.317cm" svg:y="1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99cm" svg:x="4.917cm" svg:y="1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99cm" svg:height="0.799cm" svg:x="23.858cm" svg:y="1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97cm" svg:y1="4.288cm" svg:x2="14.697cm" svg:y2="13.733cm">
          <text:p/>
        </draw:line>
        <draw:custom-shape draw:style-name="gr4" draw:text-style-name="P3" draw:layer="layout" svg:width="5.057cm" svg:height="5.057cm" svg:x="12.185cm" svg:y="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5.057cm" svg:height="5.057cm" svg:x="12.185cm" svg:y="1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5.057cm" svg:height="5.057cm" svg:x="2.685cm" svg:y="1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5.057cm" svg:height="5.057cm" svg:x="21.685cm" svg:y="1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0T11:50:26.176216569</meta:creation-date>
    <dc:title>libre-office-draw-template</dc:title>
    <meta:editing-duration>PT7M15S</meta:editing-duration>
    <meta:editing-cycles>4</meta:editing-cycles>
    <meta:generator>LibreOffice/7.1.0.3$MacOSX_X86_64 LibreOffice_project/f6099ecf3d29644b5008cc8f48f42f4a40986e4c</meta:generator>
    <dc:date>2021-12-10T13:06:02.792480596</dc:date>
    <meta:document-statistic meta:object-count="11"/>
    <meta:template xlink:type="simple" xlink:actuate="onRequest" xlink:title="libre-office-draw-template" xlink:href="../../../../../Library/Application%20Support/LibreOffice/4/user/template/libre-office-draw-template.otg" meta:date="2021-12-10T11:50:26.032760707"/>
  </office:meta>
</office:document-meta>
</file>